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_28_Rounded_29_" svg:stroke-width="0.106cm" svg:stroke-color="#333333" draw:marker-start-width="0.359cm" draw:marker-end-width="0.359cm" svg:stroke-linecap="round" draw:fill="solid" draw:fill-color="#cccccc" draw:opacity="70%" draw:textarea-horizontal-align="justify" draw:textarea-vertical-align="top" draw:auto-grow-height="false" fo:min-height="5.374cm" fo:min-width="5.12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Double_20_Dash_20__28_Rounded_29_" svg:stroke-width="0.106cm" svg:stroke-color="#333333" draw:marker-start-width="0.359cm" draw:marker-end-width="0.359cm" svg:stroke-linecap="round" draw:fill="none" draw:fill-color="#ffffff" draw:opacity="70%" draw:textarea-horizontal-align="justify" draw:textarea-vertical-align="top" draw:auto-grow-height="false" fo:min-height="3.082cm" fo:min-width="2.83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333333" draw:marker-start-width="0.359cm" draw:marker-end-width="0.359cm" draw:fill-color="#666666" draw:textarea-horizontal-align="justify" draw:textarea-vertical-align="middle" draw:auto-grow-height="false" fo:min-height="1.035cm" fo:min-width="0.78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width="0.106cm" svg:stroke-color="#333333" draw:marker-start-width="0.359cm" draw:marker-end-width="0.359cm" svg:stroke-linecap="round" draw:fill="solid" draw:fill-color="#cccccc" draw:opacity="70%" draw:textarea-horizontal-align="justify" draw:textarea-vertical-align="top" draw:auto-grow-height="false" fo:min-height="9.507cm" fo:min-width="8.86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width="0.106cm" svg:stroke-color="#333333" draw:marker-start-width="0.359cm" draw:marker-end-width="0.359cm" svg:stroke-linecap="round" draw:fill="none" draw:fill-color="#ffffff" draw:opacity="70%" draw:textarea-horizontal-align="justify" draw:textarea-vertical-align="top" draw:auto-grow-height="false" fo:min-height="7.455cm" fo:min-width="7.205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333333" draw:marker-start-width="0.359cm" draw:marker-end-width="0.359cm" draw:fill-color="#666666" draw:textarea-horizontal-align="justify" draw:textarea-vertical-align="middle" draw:auto-grow-height="false" fo:min-height="1.428cm" fo:min-width="1.176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59cm" svg:stroke-color="#111111" draw:marker-start-width="0.439cm" draw:marker-end="Arrowheads_20_1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standard">
      <style:graphic-properties svg:stroke-width="0.106cm" svg:stroke-color="#333333" draw:marker-start-width="0.359cm" draw:marker-end-width="0.359cm" draw:fill-color="#999999" draw:textarea-horizontal-align="justify" draw:textarea-vertical-align="middle" draw:auto-grow-height="false" fo:min-height="0.754cm" fo:min-width="0.504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width="0.106cm" svg:stroke-color="#333333" draw:marker-start-width="0.359cm" draw:marker-end-width="0.359cm" svg:stroke-linecap="round" draw:fill="solid" draw:fill-color="#cccccc" draw:opacity="70%" draw:textarea-horizontal-align="justify" draw:textarea-vertical-align="top" draw:auto-grow-height="false" fo:min-height="18.511cm" fo:min-width="18.018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dash" draw:stroke-dash="Double_20_Dash_20__28_Rounded_29_" svg:stroke-width="0.106cm" svg:stroke-color="#333333" draw:marker-start-width="0.359cm" draw:marker-end-width="0.359cm" svg:stroke-linecap="round" draw:fill="none" draw:fill-color="#ffffff" draw:opacity="70%" draw:textarea-horizontal-align="justify" draw:textarea-vertical-align="top" draw:auto-grow-height="false" fo:min-height="3.729cm" fo:min-width="3.479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margin-top="0cm" fo:margin-bottom="0cm" fo:text-align="center"/>
      <style:text-properties fo:font-weight="bold"/>
    </style:style>
    <style:style style:name="P2" style:family="paragraph">
      <loext:graphic-properties draw:fill="solid" draw:fill-color="#cccccc" draw:opacity="70%"/>
      <style:paragraph-properties fo:margin-top="0cm" fo:margin-bottom="0cm" fo:text-align="center"/>
      <style:text-properties fo:font-weight="bold"/>
    </style:style>
    <style:style style:name="P3" style:family="paragraph">
      <loext:graphic-properties draw:fill="none" draw:fill-color="#ffffff" draw:opacity="70%"/>
      <style:paragraph-properties fo:margin-top="0cm" fo:margin-bottom="0cm" fo:text-align="center"/>
      <style:text-properties fo:font-weight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666666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size="24pt" style:font-size-asian="18pt" style:font-size-complex="18pt"/>
    </style:style>
    <style:style style:name="P7" style:family="paragraph">
      <loext:graphic-properties draw:fill-color="#666666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999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6.35cm" svg:x="0.1cm" svg:y="0.1cm">
          <text:p text:style-name="P1">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3.81cm" svg:x="1.435cm" svg:y="1.688cm">
          <text:p text:style-name="P1">exec-u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64cm" svg:height="1.965cm" svg:x="2.428cm" svg:y="2.958cm">
          <text:p text:style-name="P4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4" draw:text-style-name="P2" draw:layer="layout" svg:width="10.492cm" svg:height="10.887cm" svg:x="0.1cm" svg:y="0.125cm">
          <text:p text:style-name="P1">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655cm" svg:height="8.655cm" svg:x="1.135cm" svg:y="1.747cm">
          <text:p text:style-name="P1">exec-un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2cm" svg:height="2.522cm" svg:x="6.625cm" svg:y="6.71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52cm" svg:height="2.522cm" svg:x="4.305cm" svg:y="3.335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6.332cm" svg:y1="5.597cm" svg:x2="7.285cm" svg:y2="6.867cm">
          <text:p/>
        </draw:line>
        <draw:custom-shape draw:style-name="gr6" draw:text-style-name="P7" draw:layer="layout" svg:width="2.52cm" svg:height="2.522cm" svg:x="2.026cm" svg:y="6.711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4.745cm" svg:y1="5.557cm" svg:x2="3.792cm" svg:y2="6.827cm">
          <text:p/>
        </draw:line>
        <draw:custom-shape draw:style-name="gr8" draw:text-style-name="P9" draw:layer="layout" svg:width="1.57cm" svg:height="1.57cm" svg:x="1.227cm" svg:y="8.38cm">
          <text:p text:style-name="P4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57cm" svg:height="1.57cm" svg:x="3.627cm" svg:y="8.381cm">
          <text:p text:style-name="P4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57cm" svg:height="1.57cm" svg:x="2.427cm" svg:y="8.381cm">
          <text:p text:style-name="P4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9" draw:text-style-name="P2" draw:layer="layout" svg:width="20.638cm" svg:height="20.881cm" svg:x="0.157cm" svg:y="0.117cm">
          <text:p text:style-name="P1">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655cm" svg:height="8.655cm" svg:x="11.922cm" svg:y="7.735cm">
          <text:p text:style-name="P1">exec-un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2cm" svg:height="2.522cm" svg:x="17.312cm" svg:y="12.698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52cm" svg:height="2.522cm" svg:x="15.092cm" svg:y="9.323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7.119cm" svg:y1="11.585cm" svg:x2="18.072cm" svg:y2="12.855cm">
          <text:p/>
        </draw:line>
        <draw:custom-shape draw:style-name="gr6" draw:text-style-name="P7" draw:layer="layout" svg:width="2.52cm" svg:height="2.522cm" svg:x="12.813cm" svg:y="12.699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5.532cm" svg:y1="11.545cm" svg:x2="14.579cm" svg:y2="12.815cm">
          <text:p/>
        </draw:line>
        <draw:custom-shape draw:style-name="gr10" draw:text-style-name="P3" draw:layer="layout" svg:width="4.527cm" svg:height="4.527cm" svg:x="7.795cm" svg:y="2.392cm">
          <text:p text:style-name="P1">exec-un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2cm" svg:height="2.522cm" svg:x="8.837cm" svg:y="3.68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4.527cm" svg:height="4.527cm" svg:x="0.396cm" svg:y="7.892cm">
          <text:p text:style-name="P1">exec-un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2cm" svg:height="2.522cm" svg:x="1.438cm" svg:y="9.18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4.527cm" svg:height="4.527cm" svg:x="5.896cm" svg:y="7.892cm">
          <text:p text:style-name="P1">exec-un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2cm" svg:height="2.522cm" svg:x="6.938cm" svg:y="9.18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4.527cm" svg:height="4.527cm" svg:x="0.38cm" svg:y="13.81cm">
          <text:p text:style-name="P1">exec-un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2cm" svg:height="2.522cm" svg:x="1.422cm" svg:y="15.098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57cm" svg:height="1.57cm" svg:x="0.728cm" svg:y="10.782cm">
          <text:p text:style-name="P4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57cm" svg:height="1.57cm" svg:x="3.128cm" svg:y="10.783cm">
          <text:p text:style-name="P4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57cm" svg:height="1.57cm" svg:x="1.928cm" svg:y="10.783cm">
          <text:p text:style-name="P4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1.78cm" svg:y1="6.767cm" svg:x2="12.922cm" svg:y2="8.037cm">
          <text:p/>
        </draw:line>
        <draw:line draw:style-name="gr7" draw:text-style-name="P8" draw:layer="layout" svg:x1="9.7cm" svg:y1="6.906cm" svg:x2="8.16cm" svg:y2="8.037cm">
          <text:p/>
        </draw:line>
        <draw:line draw:style-name="gr7" draw:text-style-name="P8" draw:layer="layout" svg:x1="7.94cm" svg:y1="6.45cm" svg:x2="4.667cm" svg:y2="8.037cm">
          <text:p/>
        </draw:line>
        <draw:line draw:style-name="gr7" draw:text-style-name="P8" draw:layer="layout" svg:x1="2.745cm" svg:y1="12.366cm" svg:x2="2.745cm" svg:y2="13.852cm">
          <text:p/>
        </draw:line>
        <draw:custom-shape draw:style-name="gr10" draw:text-style-name="P3" draw:layer="layout" svg:width="4.527cm" svg:height="4.527cm" svg:x="5.923cm" svg:y="13.779cm">
          <text:p text:style-name="P1">exec-un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2cm" svg:height="2.522cm" svg:x="6.965cm" svg:y="15.067cm">
          <text:p text:style-name="P6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1.97cm" svg:y1="12.8cm" svg:x2="9.986cm" svg:y2="14.3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0T12:29:55.792077441</meta:creation-date>
    <dc:date>2022-08-21T14:03:16.606075280</dc:date>
    <meta:editing-duration>PT37M56S</meta:editing-duration>
    <meta:editing-cycles>5</meta:editing-cycles>
    <meta:generator>LibreOffice/7.3.5.2$Linux_X86_64 LibreOffice_project/30$Build-2</meta:generator>
    <meta:document-statistic meta:object-count="38"/>
  </office:meta>
</office:document-meta>
</file>